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ThrowingAdviceBind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s.simpleAfterThr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terThrowingAdviceBindingTests.afterThrowingWith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terThrowingAdviceBindingTests.afterThrowingWithTyp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terThrowingAdviceBind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terThrowingAdviceBindingTestAspect.setCollaborator( AfterThrowingAdviceBindingCollaborator a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s.afterThrowingWithRuntimeException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terThrowingAdviceBindingTestAspect.noArgsOnRuntimeExceptio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Aspect.noArgsOnThrowab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Aspect.oneThrowable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Aspect.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s.afterThrowingWithNamedTypeRestri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terThrowingAdviceBindingTestAspect.oneRuntimeException( Runtim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ThrowingAdviceBindingTests.afterThrowingWithRuntimeTyp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